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6cm" svg:height="1.1cm" svg:x="17.809cm" svg:y="3.1cm">
          <text:p text:style-name="P1"><text:span text:style-name="T1">FaceRest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666cm" svg:x="24.209cm" svg:y="4.9cm">
          <draw:text-box>
            <text:p text:style-name="P1"><text:span text:style-name="T1">x4</text:span></text:p>
          </draw:text-box>
        </draw:frame>
        <draw:custom-shape draw:style-name="gr1" draw:text-style-name="P2" draw:layer="layout" svg:width="3.7cm" svg:height="1.1cm" svg:x="17.809cm" svg:y="4.6cm">
          <text:p text:style-name="P1"><text:span text:style-name="T1">FaceRest::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4cm" svg:height="1cm" svg:x="1.4cm" svg:y="6.1cm">
          <text:p text:style-name="P1"><text:span text:style-name="T1">UnifiedData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2.0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2.8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3.5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cm" svg:x="22.6cm" svg:y="7.4cm">
          <text:p text:style-name="P1"><text:span text:style-name="T1">DBClien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9.3cm" svg:y="7.4cm">
          <text:p text:style-name="P1"><text:span text:style-name="T1">DBClient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1cm" svg:x="26cm" svg:y="7.4cm">
          <text:p text:style-name="P1"><text:span text:style-name="T1">DBClient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cm" svg:x="19.3cm" svg:y="9.3cm">
          <text:p text:style-name="P1"><text:span text:style-name="T1">DBAgent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5.7cm" svg:y="7.4cm">
          <text:p text:style-name="P1"><text:span text:style-name="T1">DBClientHatoh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1cm" svg:x="12.3cm" svg:y="7.4cm">
          <text:p text:style-name="P1"><text:span text:style-name="T1">DBClientZabb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68cm" svg:height="1cm" svg:x="12.332cm" svg:y="9.301cm">
          <text:p text:style-name="P1"><text:span text:style-name="T1">DBAgentSQLite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cm" svg:height="1.1cm" svg:x="13.1cm" svg:y="10.9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1.7cm" svg:height="1cm" svg:x="16.7cm" svg:y="10.9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2cm" svg:height="1.5cm" svg:x="23.7cm" svg:y="17.4cm">
          <text:p text:style-name="P1"><text:span text:style-name="T1"/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0.5cm" svg:height="0.5cm" svg:x="13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081cm" svg:x="12.321cm" svg:y="14.4cm">
          <draw:text-box>
            <text:p text:style-name="P1"><text:span text:style-name="T1">Number of target</text:span></text:p>
            <text:p text:style-name="P1"><text:span text:style-name="T1">Zabbix servers</text:span></text:p>
          </draw:text-box>
        </draw:frame>
        <draw:custom-shape draw:style-name="gr3" draw:text-style-name="P2" draw:layer="layout" svg:width="4.6cm" svg:height="1cm" svg:x="7.2cm" svg:y="3cm">
          <text:p text:style-name="P1"><text:span text:style-name="T1">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cm" svg:height="1cm" svg:x="5.4cm" svg:y="9.3cm">
          <text:p text:style-name="P1"><text:span text:style-name="T1">ArmZabbix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2cm" svg:x="8.5cm" svg:y="9.3cm">
          <text:p text:style-name="P1"><text:span text:style-name="T1">ArmNagiosNDO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1.4cm" svg:y="9.3cm">
          <text:p text:style-name="P1"><text:span text:style-name="T1">HatohlArmPluginG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7.2cm" svg:y="4.2cm">
          <text:p text:style-name="P1"><text:span text:style-name="T1">ChildProcess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cm" svg:height="1.1cm" svg:x="2.2cm" svg:y="3cm">
          <text:p text:style-name="P1"><text:span text:style-name="T1">main(): </text:span></text:p>
          <text:p text:style-name="P1"><text:span text:style-name="T1">g_main_loop_run(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.7cm" svg:x="1.4cm" svg:y="7.4cm">
          <text:p text:style-name="P1"><text:span text:style-name="T1">DataStore, Arm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6.4cm" svg:x="24.2cm" svg:y="10.5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cm" svg:height="10.7cm" draw:transform="rotate (1.5707963267949) translate (1.4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cm" svg:height="0.5cm" svg:x="6.5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574cm" svg:height="1.081cm" svg:x="7.1cm" svg:y="13.319cm">
          <draw:text-box>
            <text:p text:style-name="P4"><text:span text:style-name="T1">One instance per</text:span></text:p>
            <text:p text:style-name="P4"><text:span text:style-name="T1"><text:s text:c="2"/></text:span><text:span text:style-name="T1">target monitoring server</text:span></text:p>
          </draw:text-box>
        </draw:frame>
        <draw:custom-shape draw:style-name="gr9" draw:text-style-name="P2" draw:layer="layout" svg:width="4.4cm" svg:height="0.8cm" svg:x="2.1cm" svg:y="4.5cm">
          <text:p text:style-name="P1"><text:span text:style-name="T1">Process Glib events</text:span></text:p>
          <draw:enhanced-geometry svg:viewBox="0 0 21600 21600" draw:glue-points="10800 0 0 10800 10800 21600 21600 10800 ?f40 ?f41" draw:text-areas="0 0 21600 21600" draw:type="rectangular-callout" draw:modifiers="10208.5889570552 -127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4.4cm" svg:height="1.6cm" svg:x="12.3cm" svg:y="4cm">
          <text:p text:style-name="P1"><text:span text:style-name="T1">- Create child processes</text:span></text:p>
          <text:p text:style-name="P4"><text:span text:style-name="T1">- Wait for their exit</text:span></text:p>
          <text:p text:style-name="P4"><text:span text:style-name="T1"><text:s text:c="5"/></text:span><text:span text:style-name="T1">and notify it if needed</text:span></text:p>
          <draw:enhanced-geometry svg:viewBox="0 0 21600 21600" draw:glue-points="10800 0 0 10800 10800 21600 21600 10800 ?f40 ?f41" draw:text-areas="0 0 21600 21600" draw:type="rectangular-callout" draw:modifiers="-4358.28220858896 13612.99188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0.9cm" svg:height="1.4cm" svg:x="19.109cm" svg:y="5.4cm">
          <text:p/>
          <draw:enhanced-geometry svg:viewBox="0 0 21600 21600" draw:text-areas="?f0 ?f8 ?f2 ?f9" draw:type="up-down-arrow" draw:modifiers="5849.50055493896 7739.6145610278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2.8cm" svg:height="1cm" svg:x="5.4cm" svg:y="10.5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0.666cm" svg:x="24.882cm" svg:y="13.034cm">
          <draw:text-box>
            <text:p text:style-name="P1"><text:span text:style-name="T1">MySQL protocol</text:span></text:p>
          </draw:text-box>
        </draw:frame>
        <draw:line draw:style-name="gr10" draw:text-style-name="P1" draw:layer="layout" svg:x1="0.9cm" svg:y1="15.7cm" svg:x2="29.2cm" svg:y2="15.7cm">
          <text:p/>
        </draw:line>
        <draw:custom-shape draw:style-name="gr11" draw:text-style-name="P2" draw:layer="layout" svg:width="4.2cm" svg:height="1cm" svg:x="0.9cm" svg:y="16.5cm">
          <text:p text:style-name="P1"><text:span text:style-name="T1">AMQP Broker (qpid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3.7cm" svg:y="0.6cm">
          <text:p text:style-name="P1"><text:span text:style-name="T1">Class based on</text:span></text:p>
          <text:p text:style-name="P1"><text:span text:style-name="T1">HatoholThreadBase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721cm" svg:height="0.666cm" svg:x="17.9cm" svg:y="0.5cm">
          <draw:text-box>
            <text:p text:style-name="P4"><text:span text:style-name="T1">Legend</text:span></text:p>
          </draw:text-box>
        </draw:frame>
        <draw:custom-shape draw:style-name="gr7" draw:text-style-name="P1" draw:layer="layout" svg:width="0.9cm" svg:height="5.4cm" svg:x="1.7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10.7cm" svg:height="1.6cm" svg:x="17.9cm" svg:y="0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cm" svg:height="1.1cm" svg:x="19.7cm" svg:y="0.6cm">
          <text:p text:style-name="P1"><text:span text:style-name="T1">External Program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cm" svg:height="2.5cm" svg:x="22.8cm" svg:y="16.7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2.2cm" svg:x="0.9cm" svg:y="18.2cm">
          <text:p text:style-name="P1"><text:span text:style-name="T1">hatohol-arm-plugin-zabbi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cm" svg:height="1cm" svg:x="2.2cm" svg:y="19.2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302cm" svg:x="3cm" svg:y="17.198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2cm" svg:height="1.5cm" svg:x="12.1cm" svg:y="17.42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3.8cm" svg:height="2.5cm" svg:x="11.2cm" svg:y="16.725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5.7cm" svg:x="11.3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6" draw:layer="layout" svg:width="10.209cm" svg:height="0.848cm" svg:x="0.7cm" svg:y="0.8cm">
          <draw:text-box>
            <text:p text:style-name="P4"><text:span text:style-name="T3">Major components related to data stream</text:span></text:p>
          </draw:text-box>
        </draw:frame>
        <draw:custom-shape draw:style-name="gr9" draw:text-style-name="P5" draw:layer="layout" svg:width="2.5cm" svg:height="2.3cm" svg:x="19cm" svg:y="10.7cm">
          <text:p text:style-name="P4"><text:span text:style-name="T1">- Triggers</text:span></text:p>
          <text:p text:style-name="P4"><text:span text:style-name="T1">- Events</text:span></text:p>
          <text:p text:style-name="P4"><text:span text:style-name="T1">- Items</text:span></text:p>
          <text:p text:style-name="P4"><text:span text:style-name="T1">- Hosts</text:span></text:p>
          <text:p text:style-name="P4"><text:span text:style-name="T1">- Hostgroups</text:span></text:p>
          <draw:enhanced-geometry svg:viewBox="0 0 21600 21600" draw:glue-points="10800 0 0 10800 10800 21600 21600 10800 ?f40 ?f41" draw:text-areas="0 0 21600 21600" draw:type="rectangular-callout" draw:modifiers="-5596.48140743703 8833.37679269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8.1cm" svg:height="1.3cm" svg:x="14.5cm" svg:y="13.1cm">
          <text:p text:style-name="P4"><text:span text:style-name="T1">Tables that is similar to those of Zabbix server.</text:span></text:p>
          <text:p text:style-name="P4"><text:span text:style-name="T1">In fact, they are not used effectively.</text:span></text:p>
          <text:p text:style-name="P4"><text:span text:style-name="T1">This DB will be removed in the future.</text:span></text:p>
          <draw:enhanced-geometry svg:viewBox="0 0 21600 21600" draw:glue-points="10800 0 0 10800 10800 21600 21600 10800 ?f40 ?f41" draw:text-areas="0 0 21600 21600" draw:type="rectangular-callout" draw:modifiers="-1015.87458338477 -20022.75172943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7cm" svg:height="1.4cm" svg:x="17.7cm" svg:y="8.2cm">
          <text:p/>
          <draw:enhanced-geometry svg:viewBox="0 0 21600 21600" draw:text-areas="?f0 ?f8 ?f2 ?f9" draw:type="up-down-arrow" draw:modifiers="4749.93481095176 7292.5053533190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5" draw:layer="layout" svg:width="2.085cm" svg:height="0.666cm" svg:x="20.933cm" svg:y="8.5cm">
          <draw:text-box>
            <text:p text:style-name="P4"><text:span text:style-name="T1">ItemTable</text:span></text:p>
          </draw:text-box>
        </draw:frame>
        <draw:line draw:style-name="gr10" draw:text-style-name="P1" draw:layer="layout" svg:x1="19.5cm" svg:y1="8.9cm" svg:x2="21.1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4T12:32:17.170638696</dc:date>
    <meta:editing-duration>PT15H59M</meta:editing-duration>
    <meta:editing-cycles>16</meta:editing-cycles>
    <dc:creator>kyamato </dc:creator>
    <meta:document-statistic meta:object-count="59"/>
  </office:meta>
</office:document-meta>
</file>